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ublic class PiTri {</text:p>
      <text:p text:style-name="P1"/>
      <text:p text:style-name="P1"><text:s text:c="4"/>public static void main(String[] args) {</text:p>
      <text:p text:style-name="P1"><text:s text:c="8"/>if(args == null || args.length == 0){</text:p>
      <text:p text:style-name="P1"><text:s text:c="12"/>System.out.println("Введите количество пифагоровых троек для вывода или введите три числа для проверки.");</text:p>
      <text:p text:style-name="P1"><text:s text:c="12"/>return;</text:p>
      <text:p text:style-name="P1"><text:s text:c="8"/>}</text:p>
      <text:p text:style-name="P1"><text:s text:c="8"/>if(args.length == 1){ //вывести N троек</text:p>
      <text:p text:style-name="P1"><text:s text:c="12"/>int N = Integer.parseInt(args[0]);</text:p>
      <text:p text:style-name="P1"><text:s text:c="12"/>int a = 1;</text:p>
      <text:p text:style-name="P1"><text:s text:c="12"/>int i = 0;</text:p>
      <text:p text:style-name="P1"><text:s text:c="12"/>while (i &lt; N &amp;&amp; a &lt; 1000){</text:p>
      <text:p text:style-name="P1"><text:s text:c="16"/>int b = 1;</text:p>
      <text:p text:style-name="P1"><text:s text:c="16"/>while (i &lt; N &amp;&amp; b &lt; 1000) {</text:p>
      <text:p text:style-name="P1"><text:s text:c="20"/>int c = 1;</text:p>
      <text:p text:style-name="P1"><text:s text:c="20"/>while (i &lt; N &amp;&amp; c &lt; 1000){</text:p>
      <text:p text:style-name="P1"><text:s text:c="24"/>if(checkTriple(a, b, c)){</text:p>
      <text:p text:style-name="P1"><text:s text:c="28"/>System.out.println("Числа " + a + ", " + b + ", " + c + " являются пифагоровой тройкой");</text:p>
      <text:p text:style-name="P1"><text:s text:c="28"/>i++;</text:p>
      <text:p text:style-name="P1"><text:s text:c="24"/>}</text:p>
      <text:p text:style-name="P1"><text:s text:c="24"/>c++;</text:p>
      <text:p text:style-name="P1"><text:s text:c="20"/>}</text:p>
      <text:p text:style-name="P1"><text:s text:c="20"/>b++;</text:p>
      <text:p text:style-name="P1"><text:s text:c="16"/>}</text:p>
      <text:p text:style-name="P1"><text:s text:c="16"/>a++;</text:p>
      <text:p text:style-name="P1"><text:s text:c="12"/>}</text:p>
      <text:p text:style-name="P1"><text:s text:c="8"/>} else if (args.length == 3) { //проверить три числа</text:p>
      <text:p text:style-name="P1"><text:s text:c="12"/>int a = Integer.parseInt(args[0]);</text:p>
      <text:p text:style-name="P1"><text:s text:c="12"/>int b = Integer.parseInt(args[1]);</text:p>
      <text:p text:style-name="P1"><text:s text:c="12"/>int c = Integer.parseInt(args[2]);</text:p>
      <text:p text:style-name="P1"><text:s text:c="12"/>if(checkTriple(a, b, c)){</text:p>
      <text:p text:style-name="P1"><text:s text:c="16"/>System.out.println(a + ", "+ b + ", "+ c + " — это настоящая пифагорова тройка!");</text:p>
      <text:p text:style-name="P1"><text:s text:c="12"/>} else {</text:p>
      <text:p text:style-name="P1"><text:s text:c="16"/>System.out.println("Эти числа не являются пифагоровой тройкой"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rivate static boolean checkTriple(int a, int b, int c) {</text:p>
      <text:p text:style-name="P1"><text:s text:c="8"/>return a * a + b * b == c * c;</text:p>
      <text:p text:style-name="P1"><text:s text:c="4"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5</meta:generator>
  </office:meta>
</office:document-meta>
</file>